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0598in"/>
    </style:style>
    <style:style style:name="co5" style:family="table-column">
      <style:table-column-properties fo:break-before="auto" style:column-width="1.6165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1.1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071in solid #000000" fo:border-right="none" fo:border-top="0.0071in solid #000000"/>
      <style:text-properties fo:font-weight="bold"/>
    </style:style>
    <style:style style:name="ce2" style:family="table-cell" style:parent-style-name="Default">
      <style:table-cell-properties fo:border-bottom="none" fo:border-left="0.0071in solid #000000" fo:border-right="none" fo:border-top="none"/>
      <style:text-properties fo:font-weight="bold"/>
    </style:style>
    <style:style style:name="ce3" style:family="table-cell" style:parent-style-name="Default">
      <style:table-cell-properties fo:border-bottom="none" fo:border-left="0.0071in solid #000000" fo:border-right="none" fo:border-top="none"/>
    </style:style>
    <style:style style:name="ce4" style:family="table-cell" style:parent-style-name="Default">
      <style:table-cell-properties fo:border-bottom="0.0071in solid #000000" fo:border-left="0.0071in solid #000000" fo:border-right="none" fo:border-top="none"/>
    </style:style>
    <style:style style:name="ce5" style:family="table-cell" style:parent-style-name="Default" style:data-style-name="N117">
      <style:table-cell-properties fo:border-bottom="none" fo:border-left="0.0071in solid #000000" fo:border-right="none" fo:border-top="0.0071in solid #000000"/>
    </style:style>
    <style:style style:name="ce6" style:family="table-cell" style:parent-style-name="Default" style:data-style-name="N61">
      <style:table-cell-properties fo:border-bottom="none" fo:border-left="0.0071in solid #000000" fo:border-right="none" fo:border-top="none"/>
    </style:style>
    <style:style style:name="ce7" style:family="table-cell" style:parent-style-name="Default" style:data-style-name="N117">
      <style:table-cell-properties fo:border-bottom="none" fo:border-left="0.0071in solid #000000" fo:border-right="none" fo:border-top="none"/>
    </style:style>
    <style:style style:name="ce8" style:family="table-cell" style:parent-style-name="Default" style:data-style-name="N61">
      <style:table-cell-properties fo:border-bottom="0.0071in solid #000000" fo:border-left="0.0071in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71in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071in solid #000000" style:text-align-source="fix" style:repeat-content="false" fo:border-left="0.0071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  <style:text-properties fo:font-weight="bold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ext-properties fo:font-size="9pt"/>
    </style:style>
    <style:style style:name="ce15" style:family="table-cell" style:parent-style-name="Default">
      <style:table-cell-properties fo:border-bottom="0.0071in solid #000000" fo:border-left="none" fo:border-right="none" fo:border-top="none"/>
      <style:text-properties fo:font-size="9pt"/>
    </style:style>
    <style:style style:name="ce16" style:family="table-cell" style:parent-style-name="Default" style:data-style-name="N117">
      <style:table-cell-properties fo:border-bottom="none" fo:border-left="none" fo:border-right="none" fo:border-top="0.0071in solid #000000"/>
    </style:style>
    <style:style style:name="ce17" style:family="table-cell" style:parent-style-name="Default" style:data-style-name="N61"/>
    <style:style style:name="ce18" style:family="table-cell" style:parent-style-name="Default" style:data-style-name="N117"/>
    <style:style style:name="ce19" style:family="table-cell" style:parent-style-name="Default" style:data-style-name="N61">
      <style:table-cell-properties fo:border-bottom="0.0071in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none" fo:border-top="0.0071in solid #000000"/>
      <style:text-properties fo:font-weight="bold"/>
    </style:style>
    <style:style style:name="ce24" style:family="table-cell" style:parent-style-name="Default">
      <style:table-cell-properties fo:border-bottom="0.0071in solid #000000" fo:border-left="none" fo:border-right="none" fo:border-top="none"/>
    </style:style>
    <style:style style:name="ce25" style:family="table-cell" style:parent-style-name="Default" style:data-style-name="N120">
      <style:table-cell-properties fo:border-bottom="none" fo:border-left="none" fo:border-right="none" fo:border-top="0.0071in solid #000000"/>
    </style:style>
    <style:style style:name="ce26" style:family="table-cell" style:parent-style-name="Default" style:data-style-name="N120"/>
    <style:style style:name="ce27" style:family="table-cell" style:parent-style-name="Default" style:data-style-name="N121"/>
    <style:style style:name="ce28" style:family="table-cell" style:parent-style-name="Default" style:data-style-name="N121">
      <style:table-cell-properties fo:border-bottom="0.0071in solid #000000" fo:border-left="none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order-bottom="none" fo:border-left="none" fo:border-right="none" fo:border-top="0.0071in solid #000000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  <style:text-properties fo:font-weight="bold"/>
    </style:style>
    <style:style style:name="ce32" style:family="table-cell" style:parent-style-name="Default">
      <style:table-cell-properties fo:border-bottom="none" fo:border-left="0.0008in solid #000000" fo:border-right="none" fo:border-top="none"/>
      <style:text-properties fo:font-weight="bold"/>
    </style:style>
    <style:style style:name="ce33" style:family="table-cell" style:parent-style-name="Default">
      <style:table-cell-properties fo:border-bottom="0.0008in solid #000000" fo:border-left="0.0008in solid #000000" fo:border-right="none" fo:border-top="none"/>
      <style:text-properties fo:font-weight="bold"/>
    </style:style>
    <style:style style:name="ce34" style:family="table-cell" style:parent-style-name="Default">
      <style:table-cell-properties fo:border-bottom="none" style:text-align-source="value-type" style:repeat-content="false" fo:border-left="none" fo:border-right="none" fo:border-top="0.0071in solid #000000"/>
      <style:paragraph-properties fo:margin-left="0in"/>
      <style:text-properties fo:font-weight="bold"/>
    </style:style>
    <style:style style:name="ce35" style:family="table-cell" style:parent-style-name="Default">
      <style:table-cell-properties fo:border-bottom="none" fo:border-left="none" fo:border-right="0.0071in solid #000000" fo:border-top="0.0071in solid #000000"/>
      <style:text-properties fo:font-weight="bold"/>
    </style:style>
    <style:style style:name="ce36" style:family="table-cell" style:parent-style-name="Default">
      <style:table-cell-properties fo:border-bottom="none" fo:border-left="none" fo:border-right="0.0071in solid #000000" fo:border-top="none"/>
      <style:text-properties fo:font-weight="bold"/>
    </style:style>
    <style:style style:name="ce37" style:family="table-cell" style:parent-style-name="Default">
      <style:table-cell-properties fo:border-bottom="none" fo:border-left="none" fo:border-right="0.0071in solid #000000" fo:border-top="none"/>
    </style:style>
    <style:style style:name="ce38" style:family="table-cell" style:parent-style-name="Default">
      <style:table-cell-properties fo:border-bottom="0.0071in solid #000000" fo:border-left="none" fo:border-right="0.0071in solid #000000" fo:border-top="none"/>
    </style:style>
    <style:style style:name="ce39" style:family="table-cell" style:parent-style-name="Default" style:data-style-name="N120">
      <style:table-cell-properties fo:border-bottom="none" fo:border-left="none" fo:border-right="0.0071in solid #000000" fo:border-top="0.0071in solid #000000"/>
    </style:style>
    <style:style style:name="ce40" style:family="table-cell" style:parent-style-name="Default" style:data-style-name="N120">
      <style:table-cell-properties fo:border-bottom="none" fo:border-left="none" fo:border-right="0.0071in solid #000000" fo:border-top="none"/>
    </style:style>
    <style:style style:name="ce41" style:family="table-cell" style:parent-style-name="Default" style:data-style-name="N121">
      <style:table-cell-properties fo:border-bottom="none" fo:border-left="none" fo:border-right="0.0071in solid #000000" fo:border-top="none"/>
    </style:style>
    <style:style style:name="ce42" style:family="table-cell" style:parent-style-name="Default" style:data-style-name="N121">
      <style:table-cell-properties fo:border-bottom="0.0071in solid #000000" fo:border-left="none" fo:border-right="0.0071in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45" style:family="table-cell" style:parent-style-name="Default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none" fo:border-left="0.0071in solid #000000" fo:border-right="none" fo:border-top="0.0071in solid #000000"/>
    </style:style>
    <style:style style:name="ce47" style:family="table-cell" style:parent-style-name="Default">
      <style:table-cell-properties fo:border-bottom="0.0071in solid #000000" style:text-align-source="fix" style:repeat-content="false" fo:border-left="0.0071in solid #000000" fo:border-right="none" fo:border-top="none"/>
      <style:paragraph-properties fo:text-align="center" fo:margin-left="0in"/>
      <style:text-properties fo:font-weight="bold"/>
    </style:style>
    <style:style style:name="ce48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weight="bold"/>
    </style:style>
    <style:style style:name="ce51" style:family="table-cell" style:parent-style-name="Default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7"/>
        <table:table-column table:style-name="co4" table:default-cell-style-name="ce26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9" table:default-cell-style-name="ce40"/>
        <table:table-column table:style-name="co3" table:default-cell-style-name="ce10"/>
        <table:table-column table:style-name="co8" table:default-cell-style-name="ce21"/>
        <table:table-column table:style-name="co10" table:default-cell-style-name="ce44"/>
        <table:table-column table:style-name="co11" table:default-cell-style-name="Default"/>
        <table:table-row table:style-name="ro2">
          <table:table-cell table:style-name="ce1"/>
          <table:table-cell table:style-name="ce12" office:value-type="string">
            <text:p>1. A. Raw Profit Beta Coeffs.</text:p>
          </table:table-cell>
          <table:table-cell table:style-name="ce23"/>
          <table:table-cell table:style-name="ce30"/>
          <table:table-cell table:style-name="ce34" office:value-type="string">
            <text:p>1. B. Profit as Percentage of Face – Beta Coeffs.</text:p>
          </table:table-cell>
          <table:table-cell table:style-name="ce23"/>
          <table:table-cell table:style-name="ce35"/>
          <table:table-cell table:style-name="Default" table:number-columns-repeated="3"/>
          <table:table-cell/>
        </table:table-row>
        <table:table-row table:style-name="ro2">
          <table:table-cell table:style-name="ce2" office:value-type="string">
            <text:p>Good Sample</text:p>
          </table:table-cell>
          <table:table-cell table:style-name="ce13" office:value-type="string">
            <text:p>Poor Perform.</text:p>
          </table:table-cell>
          <table:table-cell table:style-name="ce13" office:value-type="string">
            <text:p>Unredeemed.</text:p>
          </table:table-cell>
          <table:table-cell/>
          <table:table-cell table:style-name="ce13" office:value-type="string">
            <text:p>Good Sample</text:p>
          </table:table-cell>
          <table:table-cell table:style-name="ce13" office:value-type="string">
            <text:p>Poor Perform.</text:p>
          </table:table-cell>
          <table:table-cell table:style-name="ce36" office:value-type="string">
            <text:p>Unredeemed.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"/>
          <table:table-cell table:style-name="ce14" office:value-type="string">
            <text:p>Coefficients Ranked by Absolute Magnitude (descending)</text:p>
          </table:table-cell>
          <table:table-cell table:style-name="Default"/>
          <table:table-cell/>
          <table:table-cell table:style-name="Default" table:number-columns-repeated="2"/>
          <table:table-cell table:style-name="ce37"/>
          <table:table-cell table:style-name="Default" table:number-columns-repeated="3"/>
          <table:table-cell/>
        </table:table-row>
        <table:table-row table:style-name="ro2">
          <table:table-cell table:style-name="ce4"/>
          <table:table-cell table:style-name="ce15" office:value-type="string">
            <text:p>Averaged Beta for Early Sample &amp; 6-Partition Poor Performance Sample</text:p>
          </table:table-cell>
          <table:table-cell table:style-name="ce24" table:number-columns-repeated="4"/>
          <table:table-cell table:style-name="ce38"/>
          <table:table-cell table:style-name="Default" table:number-columns-repeated="3"/>
          <table:table-cell/>
        </table:table-row>
        <table:table-row table:style-name="ro2">
          <table:table-cell table:style-name="ce5" office:value-type="float" office:value="1">
            <text:p>1.00000</text:p>
          </table:table-cell>
          <table:table-cell table:style-name="ce16" office:value-type="float" office:value="1">
            <text:p>1.00000</text:p>
          </table:table-cell>
          <table:table-cell table:style-name="ce25" office:value-type="float" office:value="45.9692216043719">
            <text:p>45.9692216</text:p>
          </table:table-cell>
          <table:table-cell table:style-name="ce13" office:value-type="string">
            <text:p>MAX(Beta)</text:p>
          </table:table-cell>
          <table:table-cell table:style-name="ce25" office:value-type="float" office:value="1.11461738666157">
            <text:p>1.1146174</text:p>
          </table:table-cell>
          <table:table-cell table:style-name="ce25" office:value-type="float" office:value="0.261180850990728">
            <text:p>0.2611809</text:p>
          </table:table-cell>
          <table:table-cell table:style-name="ce39" office:value-type="float" office:value="0.860979411616498">
            <text:p>0.8609794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float" office:value="3.49712987E-016">
            <text:p>3.50E-16</text:p>
          </table:table-cell>
          <table:table-cell office:value-type="float" office:value="1.480326E-016">
            <text:p>1.48E-16</text:p>
          </table:table-cell>
          <table:table-cell office:value-type="float" office:value="292.551794144377">
            <text:p>292.5517941</text:p>
          </table:table-cell>
          <table:table-cell table:style-name="ce13" office:value-type="string">
            <text:p>Beta(2)</text:p>
          </table:table-cell>
          <table:table-cell office:value-type="float" office:value="0.061388017194783">
            <text:p>0.0613880</text:p>
          </table:table-cell>
          <table:table-cell office:value-type="float" office:value="0.023351096013833">
            <text:p>0.0233511</text:p>
          </table:table-cell>
          <table:table-cell office:value-type="float" office:value="31.7482061113229">
            <text:p>31.7482061</text:p>
          </table:table-cell>
          <table:table-cell table:style-name="ce46"/>
          <table:table-cell table:style-name="ce12" office:value-type="string">
            <text:p>3. Factor Ranking – See 2.A. &amp; 2. B.</text:p>
          </table:table-cell>
          <table:table-cell table:style-name="ce50"/>
          <table:table-cell/>
        </table:table-row>
        <table:table-row table:style-name="ro2">
          <table:table-cell office:value-type="float" office:value="7.8853535E-018">
            <text:p>7.89E-18</text:p>
          </table:table-cell>
          <table:table-cell office:value-type="float" office:value="2.2243329E-018">
            <text:p>2.22E-18</text:p>
          </table:table-cell>
          <table:table-cell office:value-type="float" office:value="15.4296799475678">
            <text:p>15.4296799</text:p>
          </table:table-cell>
          <table:table-cell/>
          <table:table-cell office:value-type="float" office:value="0.037099553418873">
            <text:p>0.0370996</text:p>
          </table:table-cell>
          <table:table-cell office:value-type="float" office:value="0.005616163052254">
            <text:p>0.0056162</text:p>
          </table:table-cell>
          <table:table-cell office:value-type="float" office:value="1.20463031389643">
            <text:p>1.2046303</text:p>
          </table:table-cell>
          <table:table-cell table:style-name="ce47" office:value-type="string">
            <text:p>Early</text:p>
          </table:table-cell>
          <table:table-cell table:style-name="ce48" office:value-type="string">
            <text:p>Poor</text:p>
          </table:table-cell>
          <table:table-cell table:style-name="ce51" office:value-type="string">
            <text:p>Unredeemed</text:p>
          </table:table-cell>
          <table:table-cell/>
        </table:table-row>
        <table:table-row table:style-name="ro2">
          <table:table-cell office:value-type="float" office:value="4.70815027E-018">
            <text:p>4.71E-18</text:p>
          </table:table-cell>
          <table:table-cell office:value-type="float" office:value="4.8511766E-017">
            <text:p>4.85E-17</text:p>
          </table:table-cell>
          <table:table-cell office:value-type="float" office:value="1079.96101003432">
            <text:p>1079.9610100</text:p>
          </table:table-cell>
          <table:table-cell/>
          <table:table-cell office:value-type="float" office:value="0.034661480702385">
            <text:p>0.0346615</text:p>
          </table:table-cell>
          <table:table-cell office:value-type="float" office:value="0.027509225746055">
            <text:p>0.0275092</text:p>
          </table:table-cell>
          <table:table-cell office:value-type="float" office:value="31.0028229179314">
            <text:p>31.0028229</text:p>
          </table:table-cell>
          <table:table-cell table:style-name="Default"/>
          <table:table-cell table:style-name="ce49" office:value-type="string">
            <text:p>Single Entries Indicate Same Rank in Both Sets</text:p>
          </table:table-cell>
          <table:table-cell table:style-name="Default"/>
          <table:table-cell/>
        </table:table-row>
        <table:table-row table:style-name="ro2">
          <table:table-cell office:value-type="float" office:value="4.15541593E-018">
            <text:p>4.16E-18</text:p>
          </table:table-cell>
          <table:table-cell office:value-type="float" office:value="1.4036289E-017">
            <text:p>1.40E-17</text:p>
          </table:table-cell>
          <table:table-cell office:value-type="float" office:value="1083.57698694378">
            <text:p>1083.5769869</text:p>
          </table:table-cell>
          <table:table-cell/>
          <table:table-cell office:value-type="float" office:value="0.013450448337389">
            <text:p>0.0134504</text:p>
          </table:table-cell>
          <table:table-cell office:value-type="float" office:value="0.008415298374208">
            <text:p>0.0084153</text:p>
          </table:table-cell>
          <table:table-cell office:value-type="float" office:value="0.806045505920222">
            <text:p>0.8060455</text:p>
          </table:table-cell>
          <table:table-cell table:style-name="ce9" office:value-type="string">
            <text:p>(4,7)</text:p>
          </table:table-cell>
          <table:table-cell table:style-name="ce20" office:value-type="string">
            <text:p>(7,10)</text:p>
          </table:table-cell>
          <table:table-cell table:style-name="ce43" office:value-type="string">
            <text:p>(4,8)</text:p>
          </table:table-cell>
          <table:table-cell/>
        </table:table-row>
        <table:table-row table:style-name="ro2">
          <table:table-cell office:value-type="float" office:value="1.6441549E-018">
            <text:p>1.64E-18</text:p>
          </table:table-cell>
          <table:table-cell office:value-type="float" office:value="2.4592148E-018">
            <text:p>2.46E-18</text:p>
          </table:table-cell>
          <table:table-cell office:value-type="float" office:value="29.8424405607472">
            <text:p>29.8424406</text:p>
          </table:table-cell>
          <table:table-cell/>
          <table:table-cell office:value-type="float" office:value="0.012825802459301">
            <text:p>0.0128258</text:p>
          </table:table-cell>
          <table:table-cell office:value-type="float" office:value="0.001220086943821">
            <text:p>0.0012201</text:p>
          </table:table-cell>
          <table:table-cell office:value-type="float" office:value="0.74136816820232">
            <text:p>0.7413682</text:p>
          </table:table-cell>
          <table:table-cell office:value-type="string">
            <text:p>(8,4)</text:p>
          </table:table-cell>
          <table:table-cell office:value-type="string">
            <text:p>(4,8)</text:p>
          </table:table-cell>
          <table:table-cell office:value-type="string">
            <text:p>(9,10)</text:p>
          </table:table-cell>
          <table:table-cell/>
        </table:table-row>
        <table:table-row table:style-name="ro2">
          <table:table-cell office:value-type="float" office:value="1.24949313E-018">
            <text:p>1.25E-18</text:p>
          </table:table-cell>
          <table:table-cell office:value-type="float" office:value="3.3209167E-017">
            <text:p>3.32E-17</text:p>
          </table:table-cell>
          <table:table-cell office:value-type="float" office:value="1082.88335710028">
            <text:p>1082.8833571</text:p>
          </table:table-cell>
          <table:table-cell/>
          <table:table-cell office:value-type="float" office:value="0.009833113667712">
            <text:p>0.0098331</text:p>
          </table:table-cell>
          <table:table-cell office:value-type="float" office:value="0.026609603846885">
            <text:p>0.0266096</text:p>
          </table:table-cell>
          <table:table-cell office:value-type="float" office:value="31.8646461848202">
            <text:p>31.8646462</text:p>
          </table:table-cell>
          <table:table-cell table:number-columns-repeated="2" office:value-type="string">
            <text:p>(11,9)</text:p>
          </table:table-cell>
          <table:table-cell office:value-type="string">
            <text:p>(10,9)</text:p>
          </table:table-cell>
          <table:table-cell/>
        </table:table-row>
        <table:table-row table:style-name="ro2">
          <table:table-cell office:value-type="float" office:value="3.0918907E-019">
            <text:p>3.09E-19</text:p>
          </table:table-cell>
          <table:table-cell office:value-type="float" office:value="3.4670359E-019">
            <text:p>3.47E-19</text:p>
          </table:table-cell>
          <table:table-cell office:value-type="float" office:value="16.0087993000572">
            <text:p>16.0087993</text:p>
          </table:table-cell>
          <table:table-cell/>
          <table:table-cell office:value-type="float" office:value="0.007229736726601">
            <text:p>0.0072297</text:p>
          </table:table-cell>
          <table:table-cell office:value-type="float" office:value="0.002132349232606">
            <text:p>0.0021323</text:p>
          </table:table-cell>
          <table:table-cell office:value-type="float" office:value="0.023545442004923">
            <text:p>0.0235454</text:p>
          </table:table-cell>
          <table:table-cell office:value-type="string">
            <text:p>(9,10)</text:p>
          </table:table-cell>
          <table:table-cell office:value-type="string">
            <text:p>(9,11)</text:p>
          </table:table-cell>
          <table:table-cell office:value-type="string">
            <text:p>(8,4)</text:p>
          </table:table-cell>
          <table:table-cell/>
        </table:table-row>
        <table:table-row table:style-name="ro2">
          <table:table-cell office:value-type="float" office:value="8.7927E-020">
            <text:p>8.79E-20</text:p>
          </table:table-cell>
          <table:table-cell office:value-type="float" office:value="7.1949699E-021">
            <text:p>7.19E-21</text:p>
          </table:table-cell>
          <table:table-cell office:value-type="float" office:value="1.0355171709525">
            <text:p>1.0355172</text:p>
          </table:table-cell>
          <table:table-cell/>
          <table:table-cell office:value-type="float" office:value="0.004520670502483">
            <text:p>0.0045207</text:p>
          </table:table-cell>
          <table:table-cell office:value-type="float" office:value="0.000906092662695">
            <text:p>0.0009061</text:p>
          </table:table-cell>
          <table:table-cell office:value-type="float" office:value="0.328857221521811">
            <text:p>0.3288572</text:p>
          </table:table-cell>
          <table:table-cell office:value-type="string">
            <text:p>(7,8)</text:p>
          </table:table-cell>
          <table:table-cell office:value-type="string">
            <text:p>(8,4)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.37555E-020">
            <text:p>2.38E-20</text:p>
          </table:table-cell>
          <table:table-cell office:value-type="float" office:value="2.330528E-021">
            <text:p>2.33E-21</text:p>
          </table:table-cell>
          <table:table-cell office:value-type="float" office:value="0.005240258916979">
            <text:p>0.0052403</text:p>
          </table:table-cell>
          <table:table-cell/>
          <table:table-cell office:value-type="float" office:value="0.000051454730883">
            <text:p>0.0000515</text:p>
          </table:table-cell>
          <table:table-cell office:value-type="float" office:value="0.000000298824731">
            <text:p>0.0000003</text:p>
          </table:table-cell>
          <table:table-cell office:value-type="float" office:value="0.000187970009514">
            <text:p>0.0001880</text:p>
          </table:table-cell>
          <table:table-cell office:value-type="float" office:value="6">
            <text:p>6</text:p>
          </table:table-cell>
          <table:table-cell office:value-type="string">
            <text:p>(6,7)</text:p>
          </table:table-cell>
          <table:table-cell office:value-type="string">
            <text:p>(11,6)</text:p>
          </table:table-cell>
          <table:table-cell/>
        </table:table-row>
        <table:table-row table:style-name="ro2">
          <table:table-cell office:value-type="float" office:value="8.98348383422E-021">
            <text:p>8.98E-21</text:p>
          </table:table-cell>
          <table:table-cell office:value-type="float" office:value="9.7767953E-021">
            <text:p>9.78E-21</text:p>
          </table:table-cell>
          <table:table-cell office:value-type="float" office:value="0.04885658974662">
            <text:p>0.0488566</text:p>
          </table:table-cell>
          <table:table-cell/>
          <table:table-cell office:value-type="float" office:value="0.000024162122689">
            <text:p>0.0000242</text:p>
          </table:table-cell>
          <table:table-cell office:value-type="float" office:value="0.00000375030579">
            <text:p>0.0000038</text:p>
          </table:table-cell>
          <table:table-cell office:value-type="float" office:value="0.000331580199621">
            <text:p>0.0003316</text:p>
          </table:table-cell>
          <table:table-cell office:value-type="string">
            <text:p>(10,11)</text:p>
          </table:table-cell>
          <table:table-cell office:value-type="string">
            <text:p>(10,6)</text:p>
          </table:table-cell>
          <table:table-cell office:value-type="string">
            <text:p>(12,5)</text:p>
          </table:table-cell>
          <table:table-cell/>
        </table:table-row>
        <table:table-row table:style-name="ro2">
          <table:table-cell office:value-type="float" office:value="7.353477E-022">
            <text:p>7.35E-22</text:p>
          </table:table-cell>
          <table:table-cell office:value-type="float" office:value="3.0821638E-022">
            <text:p>3.08E-22</text:p>
          </table:table-cell>
          <table:table-cell office:value-type="float" office:value="0.000121025412539">
            <text:p>0.0001210</text:p>
          </table:table-cell>
          <table:table-cell/>
          <table:table-cell office:value-type="float" office:value="0.000001439000695">
            <text:p>0.0000014</text:p>
          </table:table-cell>
          <table:table-cell office:value-type="float" office:value="0.000000002241242">
            <text:p>0.0000000</text:p>
          </table:table-cell>
          <table:table-cell office:value-type="float" office:value="0.000000916960032">
            <text:p>0.0000009</text:p>
          </table:table-cell>
          <table:table-cell office:value-type="string">
            <text:p>(12,5)</text:p>
          </table:table-cell>
          <table:table-cell office:value-type="float" office:value="5">
            <text:p>5</text:p>
          </table:table-cell>
          <table:table-cell office:value-type="string">
            <text:p>(6,11)</text:p>
          </table:table-cell>
          <table:table-cell/>
        </table:table-row>
        <table:table-row table:style-name="ro2">
          <table:table-cell table:style-name="ce7" office:value-type="float" office:value="0">
            <text:p>0.00000</text:p>
          </table:table-cell>
          <table:table-cell table:style-name="ce18" office:value-type="float" office:value="0">
            <text:p>0.00000</text:p>
          </table:table-cell>
          <table:table-cell office:value-type="float" office:value="0">
            <text:p>0.0000000</text:p>
          </table:table-cell>
          <table:table-cell/>
          <table:table-cell table:number-columns-repeated="3" office:value-type="float" office:value="0">
            <text:p>0.0000000</text:p>
          </table:table-cell>
          <table:table-cell office:value-type="string">
            <text:p>(5,2)</text:p>
          </table:table-cell>
          <table:table-cell office:value-type="float" office:value="12">
            <text:p>12</text:p>
          </table:table-cell>
          <table:table-cell office:value-type="string">
            <text:p>(5,12)</text:p>
          </table:table-cell>
          <table:table-cell/>
        </table:table-row>
        <table:table-row table:style-name="ro2">
          <table:table-cell table:formula="of:=SUM([.A5:.A17])" office:value-type="float" office:value="1">
            <text:p>1.00E+00</text:p>
          </table:table-cell>
          <table:table-cell table:formula="of:=SUM([.B5:.B17])" office:value-type="float" office:value="1">
            <text:p>1.00E+00</text:p>
          </table:table-cell>
          <table:table-cell table:style-name="ce27" table:formula="of:=SUM([.C5:.C17])" office:value-type="float" office:value="3647.31302468053">
            <text:p>3647.313025</text:p>
          </table:table-cell>
          <table:table-cell table:style-name="ce13" office:value-type="string">
            <text:p>SUM(Beta(1-13)</text:p>
          </table:table-cell>
          <table:table-cell table:style-name="ce27" table:formula="of:=SUM([.E5:.E17])" office:value-type="float" office:value="1.29570326552536">
            <text:p>1.295703</text:p>
          </table:table-cell>
          <table:table-cell table:style-name="ce27" table:formula="of:=SUM([.F5:.F17])" office:value-type="float" office:value="0.356944818234848">
            <text:p>0.356945</text:p>
          </table:table-cell>
          <table:table-cell table:style-name="ce41" table:formula="of:=SUM([.G5:.G17])" office:value-type="float" office:value="98.5816217444059">
            <text:p>98.581622</text:p>
          </table:table-cell>
          <table:table-cell office:value-type="string">
            <text:p>(2,12)</text:p>
          </table:table-cell>
          <table:table-cell office:value-type="float" office:value="13">
            <text:p>13</text:p>
          </table:table-cell>
          <table:table-cell office:value-type="string">
            <text:p>(13,2)</text:p>
          </table:table-cell>
          <table:table-cell/>
        </table:table-row>
        <table:table-row table:style-name="ro2">
          <table:table-cell table:formula="of:=(([.A5])/[.A18])*100" office:value-type="float" office:value="100">
            <text:p>1.00E+02</text:p>
          </table:table-cell>
          <table:table-cell table:formula="of:=([.B5])/[.B18]*100" office:value-type="float" office:value="100">
            <text:p>1.00E+02</text:p>
          </table:table-cell>
          <table:table-cell table:style-name="ce27" table:formula="of:=([.C5]/[.C18])*100" office:value-type="float" office:value="1.26035855144071">
            <text:p>1.260359</text:p>
          </table:table-cell>
          <table:table-cell table:style-name="ce13" office:value-type="string">
            <text:p>% of Sum from Beta(1)</text:p>
          </table:table-cell>
          <table:table-cell table:style-name="ce27" table:formula="of:=([.E5]/[.E18])*100" office:value-type="float" office:value="86.0241242202651">
            <text:p>86.024124</text:p>
          </table:table-cell>
          <table:table-cell table:style-name="ce27" table:formula="of:=([.F5]/[.F18])*100" office:value-type="float" office:value="73.1712123689906">
            <text:p>73.171212</text:p>
          </table:table-cell>
          <table:table-cell table:style-name="ce41" table:formula="of:=([.G5]/[.G18])*100" office:value-type="float" office:value="0.873367060088312">
            <text:p>0.8733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(2,13)</text:p>
          </table:table-cell>
          <table:table-cell/>
        </table:table-row>
        <table:table-row table:style-name="ro2">
          <table:table-cell table:formula="of:=([.A6]/[.A18])*100" office:value-type="float" office:value="0.0000000000000349712987">
            <text:p>3.50E-14</text:p>
          </table:table-cell>
          <table:table-cell table:formula="of:=([.B6]/[.B18])*100" office:value-type="float" office:value="0.00000000000001480326">
            <text:p>1.48E-14</text:p>
          </table:table-cell>
          <table:table-cell table:style-name="ce27" table:formula="of:=([.C6]/[.C18])*100" office:value-type="float" office:value="8.02102238455395">
            <text:p>8.021022</text:p>
          </table:table-cell>
          <table:table-cell table:style-name="ce13" office:value-type="string">
            <text:p>% of Sum (Beta(2))</text:p>
          </table:table-cell>
          <table:table-cell table:style-name="ce27" table:formula="of:=([.E6]/[.E18])*100" office:value-type="float" office:value="4.73781450028933">
            <text:p>4.737815</text:p>
          </table:table-cell>
          <table:table-cell table:style-name="ce27" table:formula="of:=([.F6]/[.F18])*100" office:value-type="float" office:value="6.54193444502377">
            <text:p>6.541934</text:p>
          </table:table-cell>
          <table:table-cell table:style-name="ce41" table:formula="of:=([.G6]/[.G18])*100" office:value-type="float" office:value="32.2049947541307">
            <text:p>32.20499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table:style-name="ce8" table:formula="of:=([.A7]/[.A18])*100" office:value-type="float" office:value="7.8853535E-016">
            <text:p>7.89E-16</text:p>
          </table:table-cell>
          <table:table-cell table:style-name="ce19" table:formula="of:=([.B7]/[.B18])*100" office:value-type="float" office:value="2.2243329E-016">
            <text:p>2.22E-16</text:p>
          </table:table-cell>
          <table:table-cell table:style-name="ce28" table:formula="of:=([.C7]/[.C18])*100" office:value-type="float" office:value="0.423042383342441">
            <text:p>0.423042</text:p>
          </table:table-cell>
          <table:table-cell table:style-name="ce13" office:value-type="string">
            <text:p>% of Sum (Beta(3))</text:p>
          </table:table-cell>
          <table:table-cell table:style-name="ce28" table:formula="of:=([.E7]/[.E18])*100" office:value-type="float" office:value="2.86327544322661">
            <text:p>2.863275</text:p>
          </table:table-cell>
          <table:table-cell table:style-name="ce28" table:formula="of:=([.F7]/[.F18])*100" office:value-type="float" office:value="1.57339811795752">
            <text:p>1.573398</text:p>
          </table:table-cell>
          <table:table-cell table:style-name="ce42" table:formula="of:=([.G7]/[.G18])*100" office:value-type="float" office:value="1.22196236233534">
            <text:p>1.221962</text:p>
          </table:table-cell>
          <table:table-cell table:style-name="ce11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29" office:value-type="string">
            <text:p>Coefficient Magnitude Ranks – Descending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2"/>
          <table:table-cell table:style-name="ce29" office:value-type="string">
            <text:p>2.A.</text:p>
          </table:table-cell>
          <table:table-cell/>
          <table:table-cell table:style-name="ce29" office:value-type="string">
            <text:p>2.B.</text:p>
          </table:table-cell>
          <table:table-cell table:style-name="Default" table:number-columns-repeated="3"/>
          <table:table-cell table:style-name="ce29" office:value-type="string">
            <text:p>4. A Generalized Factor Ranking (see above)</text:p>
          </table:table-cell>
          <table:table-cell table:style-name="Default"/>
          <table:table-cell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31" office:value-type="string">
            <text:p>1 = Assessment Value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43" office:value-type="float" office:value="8">
            <text:p>8</text:p>
          </table:table-cell>
          <table:table-cell table:style-name="ce9" office:value-type="string">
            <text:p>4, 7, 8, 10</text:p>
          </table:table-cell>
          <table:table-cell table:style-name="ce20" office:value-type="string">
            <text:p>2 x 4, 2 x 7</text:p>
          </table:table-cell>
          <table:table-cell table:style-name="ce43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32" office:value-type="string">
            <text:p>2 = Face Amoun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44" office:value-type="float" office:value="10">
            <text:p>10</text:p>
          </table:table-cell>
          <table:table-cell office:value-type="string">
            <text:p>4, 8, 9, 10</text:p>
          </table:table-cell>
          <table:table-cell office:value-type="string">
            <text:p>2 x 4, 2 x 8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0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32" office:value-type="string">
            <text:p>3 = Null – Placeholder</text:p>
          </table:table-cell>
          <table:table-cell table:number-columns-repeated="2" table:style-name="ce21" office:value-type="float" office:value="9">
            <text:p>9</text:p>
          </table:table-cell>
          <table:table-cell table:style-name="ce44" office:value-type="float" office:value="9">
            <text:p>9</text:p>
          </table:table-cell>
          <table:table-cell office:value-type="string">
            <text:p>9, 10, 11</text:p>
          </table:table-cell>
          <table:table-cell office:value-type="string">
            <text:p>3 x 9, 2 x 1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32" office:value-type="string">
            <text:p>4 = Lien to Valu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44" office:value-type="float" office:value="4">
            <text:p>4</text:p>
          </table:table-cell>
          <table:table-cell office:value-type="string">
            <text:p>4, 8, 9, 10, 11</text:p>
          </table:table-cell>
          <table:table-cell office:value-type="string">
            <text:p>2 x 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table:style-name="ce10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32" office:value-type="string">
            <text:p>5 = Auc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office:value-type="string">
            <text:p>4, 7, 8</text:p>
          </table:table-cell>
          <table:table-cell office:value-type="string">
            <text:p>2 x 7, 2 x 8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32" office:value-type="string">
            <text:p>6 = Count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office:value-type="string">
            <text:p>6, 7, 11</text:p>
          </table:table-cell>
          <table:table-cell office:value-type="string">
            <text:p>3 x 6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32" office:value-type="string">
            <text:p>7 = Classificatio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office:value-type="string">
            <text:p>5, 6, 10, 11, 12</text:p>
          </table:table-cell>
          <table:table-cell office:value-type="string">
            <text:p>2 x 1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0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8 = Total Prior Certs.</text:p>
          </table:table-cell>
          <table:table-cell table:number-columns-repeated="2" table:style-name="ce21" office:value-type="float" office:value="5">
            <text:p>5</text:p>
          </table:table-cell>
          <table:table-cell table:style-name="ce44" office:value-type="float" office:value="11">
            <text:p>11</text:p>
          </table:table-cell>
          <table:table-cell office:value-type="string">
            <text:p>5, 6, 11, 12</text:p>
          </table:table-cell>
          <table:table-cell office:value-type="string">
            <text:p>2 x 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10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32" office:value-type="string">
            <text:p>9 = Certs. Outstan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44" office:value-type="float" office:value="12">
            <text:p>12</text:p>
          </table:table-cell>
          <table:table-cell office:value-type="string">
            <text:p>2, 5, 12</text:p>
          </table:table-cell>
          <table:table-cell office:value-type="string">
            <text:p>2 x 5, 2 x 12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table:style-name="ce10" office:value-type="float" office:value="2">
            <text:p>2</text:p>
          </table:table-cell>
          <table:table-cell table:number-columns-repeated="2" table:style-name="ce21" office:value-type="float" office:value="13">
            <text:p>13</text:p>
          </table:table-cell>
          <table:table-cell table:style-name="ce32" office:value-type="string">
            <text:p>10 = Certs Redeeme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44" office:value-type="float" office:value="2">
            <text:p>2</text:p>
          </table:table-cell>
          <table:table-cell office:value-type="string">
            <text:p>2, 12, 13</text:p>
          </table:table-cell>
          <table:table-cell office:value-type="string">
            <text:p>2 x 2, 2 x 1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float" office:value="13">
            <text:p>1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32" office:value-type="string">
            <text:p>11 = Homestea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44" office:value-type="float" office:value="13">
            <text:p>13</text:p>
          </table:table-cell>
          <table:table-cell office:value-type="string">
            <text:p>2, 13</text:p>
          </table:table-cell>
          <table:table-cell office:value-type="string">
            <text:p>2 x 2, 2 x 13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10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32" office:value-type="string">
            <text:p>12 = Certificate Year</text:p>
          </table:table-cell>
          <table:table-cell table:number-columns-repeated="2" table:style-name="ce2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6 x 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1" office:value-type="float" office:value="3">
            <text:p>3</text:p>
          </table:table-cell>
          <table:table-cell table:number-columns-repeated="2" table:style-name="ce22" office:value-type="float" office:value="3">
            <text:p>3</text:p>
          </table:table-cell>
          <table:table-cell table:style-name="ce33" office:value-type="string">
            <text:p>13 = Sale Year</text:p>
          </table:table-cell>
          <table:table-cell table:number-columns-repeated="2" table:style-name="ce22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2" office:value-type="string">
            <text:p>6 x 3</text:p>
          </table:table-cell>
          <table:table-cell table:style-name="ce45" office:value-type="float" office:value="3">
            <text:p>3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01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4-08T12:27:51</meta:creation-date>
    <dc:date>2008-04-08T14:46:04</dc:date>
    <dc:language>en-US</dc:language>
    <meta:editing-cycles>2</meta:editing-cycles>
    <meta:editing-duration>PT12M29S</meta:editing-duration>
    <meta:document-statistic meta:table-count="3" meta:cell-count="296" meta:object-count="0"/>
    <meta:user-defined meta:name="Info 1"/>
    <meta:user-defined meta:name="Info 2"/>
    <meta:user-defined meta:name="Info 3"/>
    <meta:user-defined meta:name="Info 4"/>
  </office:meta>
</office:document-meta>
</file>